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3d91"/>
    </style:style>
    <style:style style:name="P2" style:family="paragraph" style:parent-style-name="Preformatted_20_Text">
      <style:text-properties officeooo:rsid="00147831" officeooo:paragraph-rsid="00147831"/>
    </style:style>
    <style:style style:name="P3" style:family="paragraph" style:parent-style-name="Preformatted_20_Text">
      <style:text-properties officeooo:paragraph-rsid="00147831"/>
    </style:style>
    <style:style style:name="P4" style:family="paragraph" style:parent-style-name="Preformatted_20_Text">
      <style:text-properties officeooo:paragraph-rsid="0025db08"/>
    </style:style>
    <style:style style:name="P5" style:family="paragraph" style:parent-style-name="Preformatted_20_Text">
      <style:text-properties officeooo:paragraph-rsid="0026e8ee"/>
    </style:style>
    <style:style style:name="P6" style:family="paragraph" style:parent-style-name="Standard">
      <style:text-properties officeooo:paragraph-rsid="000b3d91"/>
    </style:style>
    <style:style style:name="P7" style:family="paragraph" style:parent-style-name="Standard">
      <style:text-properties officeooo:rsid="00147831" officeooo:paragraph-rsid="00147831"/>
    </style:style>
    <style:style style:name="P8" style:family="paragraph" style:parent-style-name="Standard">
      <style:text-properties fo:font-weight="bold" officeooo:rsid="00147831" officeooo:paragraph-rsid="00147831" style:font-weight-asian="bold" style:font-weight-complex="bold"/>
    </style:style>
    <style:style style:name="P9" style:family="paragraph" style:parent-style-name="Standard">
      <style:text-properties officeooo:paragraph-rsid="00267c25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47831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31ad90"/>
    </style:style>
    <style:style style:name="P13" style:family="paragraph" style:parent-style-name="Text_20_body">
      <style:text-properties officeooo:paragraph-rsid="0025db08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T1" style:family="text">
      <style:text-properties officeooo:rsid="00096431"/>
    </style:style>
    <style:style style:name="T2" style:family="text">
      <style:text-properties officeooo:rsid="000bd831"/>
    </style:style>
    <style:style style:name="T3" style:family="text">
      <style:text-properties officeooo:rsid="0014783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b4ca"/>
    </style:style>
    <style:style style:name="T6" style:family="text">
      <style:text-properties officeooo:rsid="0025db08"/>
    </style:style>
    <style:style style:name="T7" style:family="text">
      <style:text-properties officeooo:rsid="0031ad9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-key adv --keyserver keyserver.ubuntu.com:<text:span text:style-name="T1">80</text:span> --recv-keys 1CE2AFD36DBCCA00</text:p>
      <text:p text:style-name="Standard"/>
      <text:p text:style-name="Standard"/>
      <text:p text:style-name="P6">sudo apt-key adv --keyserver hkp://keyserver.ubuntu.com:80 --recv-keys 1CE2AFD36DBCCA00</text:p>
      <text:p text:style-name="P6"><text:span text:style-name="T2">s</text:span>udo apt-key adv --keyserver keyserver.ubuntu.com --recv-keys 0x1CE2AFD36DBCCA00</text:p>
      <text:p text:style-name="P1"><text:span text:style-name="Source_20_Text">sudo apt-key adv --keyserver hkp://keyserver.ubuntu.com:80 --recv-keys 1CE2AFD36DBCCA00 </text:span><text:span text:style-name="Source_20_Text"><text:span text:style-name="T5">(working)</text:span></text:span></text:p>
      <text:p text:style-name="P6"/>
      <text:p text:style-name="P1"><text:span text:style-name="Source_20_Text">sudo /etc/init.d/networking restart</text:span></text:p>
      <text:p text:style-name="P6">sudo ifconfig eth0 172.16.11.170</text:p>
      <text:p text:style-name="P6">sudo ip link set dev eth0 address 54:B2:03:8F:78:C7</text:p>
      <text:p text:style-name="P6"/>
      <text:p text:style-name="P6">sudo ip link set dev eth0 down</text:p>
      <text:p text:style-name="P6"/>
      <text:p text:style-name="P6">9d8/1FV34l4uu2sFE6ujIIGNFEifUWAVKAkUWccmo34=</text:p>
      <text:p text:style-name="P6"/>
      <text:p text:style-name="P6"/>
      <text:p text:style-name="P6"/>
      <text:p text:style-name="P8">wifi module</text:p>
      <text:p text:style-name="P2"><text:span text:style-name="Source_20_Text">grep forward /etc/sysctl.conf</text:span></text:p>
      <text:p text:style-name="P2"><text:span text:style-name="Source_20_Text">sysctl -a |fgrep .forwarding |grep ^net |grep ipv4</text:span></text:p>
      <text:p text:style-name="P7"/>
      <text:p text:style-name="P7">Interfaces on the host (laptop):</text:p>
      <text:p text:style-name="P7">wlp1s0</text:p>
      <text:p text:style-name="P7"/>
      <text:p text:style-name="P7">Check that ufw (simple firewall utility on Ubuntu) is disabled:</text:p>
      <text:p text:style-name="P3"><text:span text:style-name="Source_20_Text"><text:span text:style-name="T3">ufw </text:span></text:span><text:span text:style-name="Source_20_Text">Flush old rules from iptables (e.g. firewall):</text:span></text:p>
      <text:p text:style-name="P3"><text:span text:style-name="Source_20_Text">root@sp3:~# sudo iptables -t nat -F</text:span></text:p>
      <text:p text:style-name="Preformatted_20_Text"><text:span text:style-name="Source_20_Text">root@sp3:~# sudo iptables -t mangle -F</text:span></text:p>
      <text:p text:style-name="Preformatted_20_Text"><text:span text:style-name="Source_20_Text">root@sp3:~# sudo iptables -F</text:span></text:p>
      <text:p text:style-name="P10"><text:span text:style-name="Source_20_Text">root@sp3:~# sudo iptables -X</text:span></text:p>
      <text:p text:style-name="P3"><text:span text:style-name="Source_20_Text">root@sp3:~# iptables --table nat --append POSTROUTING --out-interface </text:span><text:span text:style-name="Source_20_Text"><text:span text:style-name="T4">wlxe0b94db737c9 </text:span></text:span><text:span text:style-name="Source_20_Text">-j MASQUERADE</text:span></text:p>
      <text:p text:style-name="P10"><text:span text:style-name="Source_20_Text">root@sp3:~# iptables --append FORWARD --in-interface </text:span><text:span text:style-name="Source_20_Text"><text:span text:style-name="T4">enx1cba8c9bbeb5</text:span></text:span><text:span text:style-name="Source_20_Text"> -j ACCEPT</text:span></text:p>
      <text:p text:style-name="P11"><text:span text:style-name="Source_20_Text"><text:span text:style-name="T3">change bold lines based on your interface</text:span></text:span></text:p>
      <text:p text:style-name="P11"><text:span text:style-name="Source_20_Text">iptables -nL </text:span><text:span text:style-name="Source_20_Text"><text:span text:style-name="T3">check firewall rules</text:span></text:span></text:p>
      <text:p text:style-name="P11"><text:span text:style-name="Source_20_Text">debian@beaglebone:~$ sudo route add default gw 192.168.7.1</text:span></text:p>
      <text:p text:style-name="P11"><text:span text:style-name="Source_20_Text">netstat -rn </text:span><text:span text:style-name="Source_20_Text"><text:span text:style-name="T3">check for routes</text:span></text:span></text:p>
      <text:p text:style-name="P11"><text:span text:style-name="Source_20_Text"><text:span text:style-name="T3">ping 8.8.8.8</text:span></text:span></text:p>
      <text:p text:style-name="P11"><text:span text:style-name="Source_20_Text">cat /etc/resolv.conf </text:span></text:p>
      <text:p text:style-name="P10"><text:span text:style-name="Source_20_Text">nameserver 8.8.8.8</text:span></text:p>
      <text:p text:style-name="P11"><text:span text:style-name="Source_20_Text"><text:span text:style-name="T3">ping www.google.com</text:span></text:span></text:p>
      <text:p text:style-name="P11"><text:span text:style-name="Source_20_Text"/></text:p>
      <text:p text:style-name="P11"><text:span text:style-name="Source_20_Text">sudo tcpdump -AUq port 1700</text:span></text:p>
      <text:p text:style-name="P11"><text:soft-page-break/><text:span text:style-name="Source_20_Text"/></text:p>
      <text:p text:style-name="P11"><text:span text:style-name="Source_20_Text">wpa_passphrase LinuxHintessid LinuxHintkey | sudo tee /etc/wpa_supplicant.conf</text:span></text:p>
      <text:p text:style-name="P11"><text:span text:style-name="Source_20_Text"/></text:p>
      <text:p text:style-name="P11"><text:span text:style-name="Source_20_Text">wpa_supplicant -Dnl80211 -iwlan0 -c /etc/misc/wifi/wpa_supplicant.conf -dddd &amp;</text:span></text:p>
      <text:p text:style-name="P11"><text:span text:style-name="Source_20_Text"/></text:p>
      <text:p text:style-name="P3"><text:span text:style-name="Source_20_Text">MS7pCSLR4bzb0phJT9ymnUQg","y":"uh-8IlCZht3lZdQlG1bXweol3wvcf29B6tcfsVJ8Svc"}</text:span></text:p>
      <text:p text:style-name="P3"><text:span text:style-name="Source_20_Text"/></text:p>
      <text:p text:style-name="P3"><text:span text:style-name="Source_20_Text">MS7pCSLR4bzb0phJT9ymnUQg","y":"uh-8IlCZht3lZdQlG1bXweol3wvcf29B6tcfsVJ8Svc"}</text:span></text:p>
      <text:p text:style-name="P3"><text:span text:style-name="Source_20_Text"/></text:p>
      <text:p text:style-name="P3"><text:span text:style-name="Source_20_Text"><text:s text:c="4"/>"data-root": "/data/misc/docker"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><text:s text:c="4"/>"data-root": "/data/misc/docker"</text:span></text:p>
      <text:p text:style-name="P3"><text:span text:style-name="Source_20_Text"/></text:p>
      <text:p text:style-name="P9"><text:span text:style-name="Source_20_Text">172.16.11.170</text:span></text:p>
      <text:p text:style-name="P3"><text:span text:style-name="Source_20_Text">255.255.254.0 172.16.10.1</text:span></text:p>
      <text:p text:style-name="P4"><text:span text:style-name="Source_20_Text"><text:span text:style-name="T6">DNS 172.20.50.30, 172.20.50.33</text:span></text:span></text:p>
      <text:p text:style-name="P5"><text:span text:style-name="Source_20_Text"># ifconfig eth0 172.16.11.170</text:span></text:p>
      <text:p text:style-name="P5"><text:span text:style-name="Source_20_Text"># ifconfig eth0 netmask 255.255.254.0</text:span></text:p>
      <text:p text:style-name="P4"><text:span text:style-name="Source_20_Text"># route add default gw 172.16.10.1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4">iptables --table nat --append POSTROUTING --out-interface wlp1s0 -j MASQUERADE</text:span></text:span></text:p>
      <text:p text:style-name="P4"><text:span text:style-name="Source_20_Text"><text:span text:style-name="T4">iptables --append FORWARD --in-interface enx6c302aea5d17 -j ACCEPT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>#ttyO1:</text:span></text:p>
      <text:p text:style-name="Preformatted_20_Text"><text:span text:style-name="Source_20_Text">config-pin P9_24 uart</text:span></text:p>
      <text:p text:style-name="Preformatted_20_Text"><text:span text:style-name="Source_20_Text">config-pin P9_26 uart</text:span></text:p>
      <text:p text:style-name="Preformatted_20_Text"><text:span text:style-name="Source_20_Text">#ttyO2:</text:span></text:p>
      <text:p text:style-name="Preformatted_20_Text"><text:span text:style-name="Source_20_Text">config-pin P9_21 uart</text:span></text:p>
      <text:p text:style-name="Preformatted_20_Text"><text:span text:style-name="Source_20_Text">config-pin P9_22 uart</text:span></text:p>
      <text:p text:style-name="Preformatted_20_Text"><text:span text:style-name="Source_20_Text">#ttyO4:</text:span></text:p>
      <text:p text:style-name="Preformatted_20_Text"><text:span text:style-name="Source_20_Text">config-pin P9_11 uart</text:span></text:p>
      <text:p text:style-name="P12"><text:span text:style-name="Source_20_Text">config-pin P9_1</text:span><text:span text:style-name="Source_20_Text"><text:span text:style-name="T7">3</text:span></text:span><text:span text:style-name="Source_20_Text"> uart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3"><text:span text:style-name="Source_20_Text">I can vouch for Debian 10 using this method:</text:span></text:p>
      <text:p text:style-name="Text_20_body">I was able to enable all 4.5 UARTs automatically on boot-up. Unlike Debian 9 and older versions, the <text:span text:style-name="Source_20_Text">uEnv.txt</text:span> is present in <text:span text:style-name="Source_20_Text">/boot/</text:span>.</text:p>
      <text:list xml:id="list3761615522" text:style-name="L1">
        <text:list-item>
          <text:p text:style-name="P14">Back up this file.</text:p>
        </text:list-item>
        <text:list-item>
          <text:p text:style-name="P14">Edit this file using <text:span text:style-name="Source_20_Text">sudo</text:span> privileges:</text:p>
        </text:list-item>
      </text:list>
      <text:p text:style-name="P10"><text:span text:style-name="Source_20_Text">$ sudo nano uEnv.txt</text:span></text:p>
      <text:p text:style-name="Text_20_body"><text:soft-page-break/>The final version for enabling all the 4.5 UARTs should look as follows:</text:p>
      <text:p text:style-name="Preformatted_20_Text"><text:span text:style-name="Source_20_Text">#Docs: http://elinux.org/Beagleboard:U-boot_partitioning_layout_2.0</text:span></text:p>
      <text:p text:style-name="Preformatted_20_Text"/>
      <text:p text:style-name="Preformatted_20_Text"><text:span text:style-name="Source_20_Text">uname_r=4.19.94-ti-r42</text:span></text:p>
      <text:p text:style-name="Preformatted_20_Text"><text:span text:style-name="Source_20_Text">#uuid=</text:span></text:p>
      <text:p text:style-name="Preformatted_20_Text"><text:span text:style-name="Source_20_Text">#dtb=</text:span></text:p>
      <text:p text:style-name="Preformatted_20_Text"/>
      <text:p text:style-name="Preformatted_20_Text"><text:span text:style-name="Source_20_Text">###U-Boot Overlays###</text:span></text:p>
      <text:p text:style-name="Preformatted_20_Text"><text:span text:style-name="Source_20_Text">###Documentation: http://elinux.org/Beagleboard:BeagleBoneBlack_Debian#U-Boot_Overlays</text:span></text:p>
      <text:p text:style-name="Preformatted_20_Text"><text:span text:style-name="Source_20_Text">###Master Enable</text:span></text:p>
      <text:p text:style-name="Preformatted_20_Text"><text:span text:style-name="Source_20_Text">enable_uboot_overlays=1</text:span></text:p>
      <text:p text:style-name="Preformatted_20_Text"><text:span text:style-name="Source_20_Text"># UART 1</text:span></text:p>
      <text:p text:style-name="Preformatted_20_Text"><text:span text:style-name="Source_20_Text">uboot_overlay_addr0=/lib/firmware/BB-UART1-00A0.dtbo</text:span></text:p>
      <text:p text:style-name="Preformatted_20_Text"><text:span text:style-name="Source_20_Text"># UART 2</text:span></text:p>
      <text:p text:style-name="Preformatted_20_Text"><text:span text:style-name="Source_20_Text">uboot_overlay_addr1=/lib/firmware/BB-UART2-00A0.dtbo</text:span></text:p>
      <text:p text:style-name="Preformatted_20_Text"><text:span text:style-name="Source_20_Text"># UART 4</text:span></text:p>
      <text:p text:style-name="Preformatted_20_Text"><text:span text:style-name="Source_20_Text">uboot_overlay_addr2=/lib/firmware/BB-UART4-00A0.dtbo</text:span></text:p>
      <text:p text:style-name="Preformatted_20_Text"><text:span text:style-name="Source_20_Text"># UART 5</text:span></text:p>
      <text:p text:style-name="Preformatted_20_Text"><text:span text:style-name="Source_20_Text">uboot_overlay_addr3=/lib/firmware/BB-UART5-00A0.dtbo</text:span></text:p>
      <text:p text:style-name="Preformatted_20_Text"><text:span text:style-name="Source_20_Text"># UART 3 (only TX). Note that in "uboot_overlay_addrX", the X need not be = UART id</text:span></text:p>
      <text:p text:style-name="Preformatted_20_Text"><text:span text:style-name="Source_20_Text">uboot_overlay_addr4=/lib/firmware/BB-UART3-00A0.dtbo</text:span></text:p>
      <text:p text:style-name="Preformatted_20_Text"/>
      <text:p text:style-name="Preformatted_20_Text"><text:span text:style-name="Source_20_Text">###</text:span></text:p>
      <text:p text:style-name="Preformatted_20_Text"><text:span text:style-name="Source_20_Text">###Overide capes with eeprom</text:span></text:p>
      <text:p text:style-name="Preformatted_20_Text"><text:span text:style-name="Source_20_Text">#uboot_overlay_addr0=/lib/firmware/&lt;file0&gt;.dtbo</text:span></text:p>
      <text:p text:style-name="Preformatted_20_Text"><text:span text:style-name="Source_20_Text">#uboot_overlay_addr1=/lib/firmware/&lt;file1&gt;.dtbo</text:span></text:p>
      <text:p text:style-name="Preformatted_20_Text"><text:span text:style-name="Source_20_Text">#uboot_overlay_addr2=/lib/firmware/&lt;file2&gt;.dtbo</text:span></text:p>
      <text:p text:style-name="Preformatted_20_Text"><text:span text:style-name="Source_20_Text">#uboot_overlay_addr3=/lib/firmware/&lt;file3&gt;.dtbo</text:span></text:p>
      <text:p text:style-name="Preformatted_20_Text"><text:span text:style-name="Source_20_Text">###</text:span></text:p>
      <text:p text:style-name="Preformatted_20_Text"><text:span text:style-name="Source_20_Text">###Additional custom capes</text:span></text:p>
      <text:p text:style-name="Preformatted_20_Text"><text:span text:style-name="Source_20_Text">#uboot_overlay_addr4=/lib/firmware/&lt;file4&gt;.dtbo</text:span></text:p>
      <text:p text:style-name="Preformatted_20_Text"><text:span text:style-name="Source_20_Text">#uboot_overlay_addr5=/lib/firmware/&lt;file5&gt;.dtbo</text:span></text:p>
      <text:p text:style-name="Preformatted_20_Text"><text:span text:style-name="Source_20_Text">#uboot_overlay_addr6=/lib/firmware/&lt;file6&gt;.dtbo</text:span></text:p>
      <text:p text:style-name="Preformatted_20_Text"><text:span text:style-name="Source_20_Text">#uboot_overlay_addr7=/lib/firmware/&lt;file7&gt;.dtbo</text:span></text:p>
      <text:p text:style-name="Preformatted_20_Text"><text:span text:style-name="Source_20_Text">###</text:span></text:p>
      <text:p text:style-name="Preformatted_20_Text"><text:span text:style-name="Source_20_Text">###Custom Cape</text:span></text:p>
      <text:p text:style-name="Preformatted_20_Text"><text:span text:style-name="Source_20_Text">#dtb_overlay=/lib/firmware/&lt;file8&gt;.dtbo</text:span></text:p>
      <text:p text:style-name="Preformatted_20_Text"><text:span text:style-name="Source_20_Text">###</text:span></text:p>
      <text:p text:style-name="Preformatted_20_Text"><text:span text:style-name="Source_20_Text">###Disable auto loading of virtual capes (emmc/video/wireless/adc)</text:span></text:p>
      <text:p text:style-name="Preformatted_20_Text"><text:span text:style-name="Source_20_Text">#disable_uboot_overlay_emmc=1</text:span></text:p>
      <text:p text:style-name="Preformatted_20_Text"><text:span text:style-name="Source_20_Text">#disable_uboot_overlay_video=1</text:span></text:p>
      <text:p text:style-name="Preformatted_20_Text"><text:span text:style-name="Source_20_Text">#disable_uboot_overlay_audio=1</text:span></text:p>
      <text:p text:style-name="Preformatted_20_Text"><text:span text:style-name="Source_20_Text">#disable_uboot_overlay_wireless=1</text:span></text:p>
      <text:p text:style-name="Preformatted_20_Text"><text:span text:style-name="Source_20_Text">#disable_uboot_overlay_adc=1</text:span></text:p>
      <text:p text:style-name="Preformatted_20_Text"><text:span text:style-name="Source_20_Text">###</text:span></text:p>
      <text:p text:style-name="Preformatted_20_Text"><text:span text:style-name="Source_20_Text">###PRUSS OPTIONS</text:span></text:p>
      <text:p text:style-name="Preformatted_20_Text"><text:span text:style-name="Source_20_Text">###pru_rproc (4.14.x-ti kernel)</text:span></text:p>
      <text:p text:style-name="Preformatted_20_Text"><text:span text:style-name="Source_20_Text">#uboot_overlay_pru=/lib/firmware/AM335X-PRU-RPROC-4-14-TI-00A0.dtbo</text:span></text:p>
      <text:p text:style-name="Preformatted_20_Text"><text:span text:style-name="Source_20_Text">###pru_rproc (4.19.x-ti kernel)</text:span></text:p>
      <text:p text:style-name="Preformatted_20_Text"><text:span text:style-name="Source_20_Text">uboot_overlay_pru=/lib/firmware/AM335X-PRU-RPROC-4-19-TI-00A0.dtbo</text:span></text:p>
      <text:p text:style-name="Preformatted_20_Text"><text:span text:style-name="Source_20_Text">###pru_uio (4.14.x-ti, 4.19.x-ti &amp; mainline/bone kernel)</text:span></text:p>
      <text:p text:style-name="Preformatted_20_Text"><text:span text:style-name="Source_20_Text">#uboot_overlay_pru=/lib/firmware/AM335X-PRU-UIO-00A0.dtbo</text:span></text:p>
      <text:p text:style-name="Preformatted_20_Text"><text:span text:style-name="Source_20_Text">###</text:span></text:p>
      <text:p text:style-name="Preformatted_20_Text"><text:span text:style-name="Source_20_Text">###Cape Universal Enable</text:span></text:p>
      <text:p text:style-name="Preformatted_20_Text"><text:span text:style-name="Source_20_Text">enable_uboot_cape_universal=1</text:span></text:p>
      <text:p text:style-name="Preformatted_20_Text"><text:span text:style-name="Source_20_Text">###</text:span></text:p>
      <text:p text:style-name="Preformatted_20_Text"><text:span text:style-name="Source_20_Text">###Debug: disable uboot autoload of Cape</text:span></text:p>
      <text:p text:style-name="Preformatted_20_Text"><text:span text:style-name="Source_20_Text">#disable_uboot_overlay_addr0=1</text:span></text:p>
      <text:p text:style-name="Preformatted_20_Text"><text:span text:style-name="Source_20_Text">#disable_uboot_overlay_addr1=1</text:span></text:p>
      <text:p text:style-name="Preformatted_20_Text"><text:span text:style-name="Source_20_Text">#disable_uboot_overlay_addr2=1</text:span></text:p>
      <text:p text:style-name="Preformatted_20_Text"><text:span text:style-name="Source_20_Text">#disable_uboot_overlay_addr3=1</text:span></text:p>
      <text:p text:style-name="Preformatted_20_Text"><text:soft-page-break/><text:span text:style-name="Source_20_Text">###</text:span></text:p>
      <text:p text:style-name="Preformatted_20_Text"><text:span text:style-name="Source_20_Text">###U-Boot fdt tweaks... (60000 = 384KB)</text:span></text:p>
      <text:p text:style-name="Preformatted_20_Text"><text:span text:style-name="Source_20_Text">#uboot_fdt_buffer=0x60000</text:span></text:p>
      <text:p text:style-name="Preformatted_20_Text"><text:span text:style-name="Source_20_Text">###U-Boot Overlays###</text:span></text:p>
      <text:p text:style-name="Preformatted_20_Text"/>
      <text:p text:style-name="Preformatted_20_Text"><text:span text:style-name="Source_20_Text">cmdline=coherent_pool=1M net.ifnames=0 lpj=1990656 rng_core.default_quality=100 quiet</text:span></text:p>
      <text:p text:style-name="Preformatted_20_Text"/>
      <text:p text:style-name="Preformatted_20_Text"><text:span text:style-name="Source_20_Text">#In the event of edid real failures, uncomment this next line:</text:span></text:p>
      <text:p text:style-name="Preformatted_20_Text"><text:span text:style-name="Source_20_Text">#cmdline=coherent_pool=1M net.ifnames=0 lpj=1990656 rng_core.default_quality=100 quiet video=HDMI-A-1:1024x768@60e</text:span></text:p>
      <text:p text:style-name="Preformatted_20_Text"/>
      <text:p text:style-name="Preformatted_20_Text"><text:span text:style-name="Source_20_Text">##enable Generic eMMC Flasher:</text:span></text:p>
      <text:p text:style-name="Preformatted_20_Text"><text:span text:style-name="Source_20_Text">##make sure, these tools are installed: dosfstools rsync</text:span></text:p>
      <text:p text:style-name="Preformatted_20_Text"><text:span text:style-name="Source_20_Text">#cmdline=init=/opt/scripts/tools/eMMC/init-eMMC-flasher-v3.sh</text:span></text:p>
      <text:p text:style-name="Preformatted_20_Text"/>
      <text:p text:style-name="Preformatted_20_Text"><text:span text:style-name="Source_20_Text"><text:s text:c="10"/>inet addr:100.70.190.125 <text:s/>P-t-P:100.70.190.125 <text:s/>Mask:255.255.255.252#cape_enable=capemgr.enable_partno=BB-UART1,BB-UART2,BB-UART4,BB-UART5</text:span></text:p>
      <text:p text:style-name="P10"/>
      <text:list xml:id="list2216155469" text:style-name="L2">
        <text:list-item>
          <text:p text:style-name="P15">Save and reboot. Enjoy ! </text:p>
        </text:list-item>
      </text:list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13"><text:span text:style-name="Source_20_Text">Depending on which pins you are using add one of the following to your uEnv.txt file</text:span></text:p>
      <text:p text:style-name="Text_20_body">BB-PWM0-00A0.dtbo for P9.21 &amp; P9.22<text:line-break/>BB-PWM1-00A0.dtbo for P9.14 &amp; P9.16<text:line-break/>BB-PWM2-00A0.dtbo for P8.13 &amp; P8.19</text:p>
      <text:p text:style-name="P4"><text:span text:style-name="Source_20_Text"/></text:p>
      <text:p text:style-name="P4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5T15:01:53.345281595</meta:creation-date>
    <dc:date>2024-02-21T12:30:20.532818536</dc:date>
    <meta:editing-duration>P10DT20H26M36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4" meta:paragraph-count="131" meta:word-count="521" meta:character-count="5246" meta:non-whitespace-character-count="4855"/>
  </office:meta>
</office:document-meta>
</file>